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gradient" draw:fill-color="#cccccc" draw:fill-gradient-name="Gradient_20_15" draw:opacity="85%" draw:textarea-horizontal-align="center" draw:textarea-vertical-align="middle" fo:padding-top="0.15cm" fo:padding-bottom="0.15cm" fo:padding-left="0.275cm" fo:padding-right="0.275cm" draw:shadow-opacity="85%"/>
    </style:style>
    <style:style style:name="gr2" style:family="graphic" style:parent-style-name="standard">
      <style:graphic-properties draw:stroke="none" svg:stroke-color="#008000"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width="0.05cm" svg:stroke-color="#005000" draw:marker-start-width="0.274cm" draw:marker-end="Arrow" draw:marker-end-width="0.374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svg:stroke-width="0cm" draw:shadow="hidden" dr3d:depth="0.15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ffff" draw:opacity="50%" draw:textarea-horizontal-align="justify" draw:textarea-vertical-align="middle" draw:auto-grow-height="false" fo:min-height="0cm" fo:min-width="0cm" fo:wrap-option="no-wrap" draw:shadow-opacity="50%"/>
    </style:style>
    <style:style style:name="gr8" style:family="graphic" style:parent-style-name="standard">
      <style:graphic-properties draw:stroke="none" svg:stroke-width="0.05cm" svg:stroke-color="#808080" draw:marker-start-width="0.274cm" draw:marker-end-width="0.274cm" draw:fill="gradient" draw:fill-color="#323a4c" draw:fill-gradient-name="Gradient_20_26" draw:fill-hatch-name="Black_20_0_20_Degrees" draw:opacity="100%" draw:textarea-horizontal-align="justify" draw:textarea-vertical-align="middle" draw:auto-grow-height="false" fo:padding-top="0.149cm" fo:padding-bottom="0.149cm" fo:padding-left="0.274cm" fo:padding-right="0.274cm" draw:shadow="hidden" draw:shadow-opacity="100%"/>
    </style:style>
    <style:style style:name="gr9" style:family="graphic" style:parent-style-name="standard">
      <style:graphic-properties draw:stroke="dash" draw:stroke-dash="Fine_20_Dashed" svg:stroke-width="0.05cm" svg:stroke-color="#800080" draw:marker-start-width="0.274cm" draw:marker-end="Arrow" draw:marker-end-width="0.374cm" draw:fill="solid" draw:fill-color="#800080" draw:textarea-horizontal-align="center" draw:textarea-vertical-align="middle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14.605cm" svg:height="10.525cm" svg:x="3.54cm" svg:y="1.905cm">
            <text:p/>
          </draw:ellipse>
          <draw:custom-shape draw:style-name="gr2" draw:text-style-name="P1" draw:layer="layout" svg:width="1.27cm" svg:height="1.27cm" svg:x="6.715cm" svg:y="4.81cm">
            <text:p/>
            <draw:enhanced-geometry svg:viewBox="0 0 21600 21600" draw:extrusion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27cm" svg:height="1.27cm" svg:x="12.66cm" svg:y="7.385cm">
            <text:p/>
            <draw:enhanced-geometry svg:viewBox="0 0 21600 21600" draw:extrusion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27cm" svg:height="1.27cm" svg:x="15.505cm" svg:y="4.81cm">
            <text:p/>
            <draw:enhanced-geometry svg:viewBox="0 0 21600 21600" draw:mirror-horizontal="false" draw:mirror-vertical="false" draw:extrusion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27cm" svg:height="1.27cm" svg:x="5.445cm" svg:y="8.62cm">
            <text:p/>
            <draw:enhanced-geometry svg:viewBox="0 0 21600 21600" draw:extrusion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27cm" svg:height="1.27cm" svg:x="10.125cm" svg:y="2.905cm">
            <text:p/>
            <draw:enhanced-geometry svg:viewBox="0 0 21600 21600" draw:extrusion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3" draw:text-style-name="P1" draw:layer="layout" svg:x1="10.925cm" svg:y1="17.275cm" svg:x2="6.08cm" svg:y2="9.89cm">
            <text:p/>
          </draw:line>
          <draw:line draw:style-name="gr3" draw:text-style-name="P1" draw:layer="layout" svg:x1="10.925cm" svg:y1="17.275cm" svg:x2="7.065cm" svg:y2="6.08cm">
            <text:p/>
          </draw:line>
          <draw:line draw:style-name="gr3" draw:text-style-name="P1" draw:layer="layout" svg:x1="10.925cm" svg:y1="17.275cm" svg:x2="10.739cm" svg:y2="4.175cm">
            <text:p/>
          </draw:line>
          <draw:line draw:style-name="gr3" draw:text-style-name="P1" draw:layer="layout" svg:x1="10.925cm" svg:y1="17.275cm" svg:x2="12.98cm" svg:y2="8.655cm">
            <text:p/>
          </draw:line>
          <draw:line draw:style-name="gr3" draw:text-style-name="P1" draw:layer="layout" svg:x1="10.925cm" svg:y1="17.275cm" svg:x2="15.605cm" svg:y2="6.08cm">
            <text:p/>
          </draw:line>
          <dr3d:scene draw:style-name="gr4" svg:width="0.635cm" svg:height="0.635cm" svg:x="13.7cm" svg:y="4.175cm" dr3d:transform="matrix (1 0 0 0 0.939692620785931 0.342020143325607 0 -0.342020143325607 0.939692620785931 -14.652cm 4.24675076331982cm 1.46587753725968cm)" dr3d:vrp="(0 0 1967.14285714286)" dr3d:vpn="(0 0 1817.14285714286)" dr3d:projection="perspective" dr3d:distance="0.15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5" draw:layer="layout" svg:viewBox="14334 -4810 636 636" svg:d="m14651-4174 33-2 32-4 31-8 29-10 28-13 26-16 25-18 22-20 20-22 18-25 16-26 13-28 10-29 8-31 4-32 2-33-2-33-4-32-8-31-10-29-13-28-16-26-18-25-20-22-22-20-25-18-26-16-28-13-29-10-31-8-32-4-33-2-33 2-32 4-31 8-29 10-28 13-26 16-25 18-22 20-20 22-18 25-16 26-13 28-10 29-8 31-4 32-2 33 2 33 4 32 8 31 10 29 13 28 16 26 18 25 20 22 22 20 25 18 26 16 28 13 29 10 31 8 32 4zm-284 2zm636-636z"/>
          </dr3d:scene>
          <dr3d:scene draw:style-name="gr4" svg:width="0.635cm" svg:height="0.635cm" svg:x="11.706cm" svg:y="6.276cm" dr3d:transform="matrix (1 0 0 0 0.939692620785931 0.342020143325607 0 -0.342020143325607 0.939692620785931 -14.652cm 4.24675076331982cm 1.46587753725968cm)" dr3d:vrp="(0 0 1967.14285714286)" dr3d:vpn="(0 0 1817.14285714286)" dr3d:projection="perspective" dr3d:distance="0.15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5" draw:layer="layout" svg:viewBox="14334 -4810 636 636" svg:d="m14651-4174 33-2 32-4 31-8 29-10 28-13 26-16 25-18 22-20 20-22 18-25 16-26 13-28 10-29 8-31 4-32 2-33-2-33-4-32-8-31-10-29-13-28-16-26-18-25-20-22-22-20-25-18-26-16-28-13-29-10-31-8-32-4-33-2-33 2-32 4-31 8-29 10-28 13-26 16-25 18-22 20-20 22-18 25-16 26-13 28-10 29-8 31-4 32-2 33 2 33 4 32 8 31 10 29 13 28 16 26 18 25 20 22 22 20 25 18 26 16 28 13 29 10 31 8 32 4zm-284 2zm636-636z"/>
          </dr3d:scene>
          <dr3d:scene draw:style-name="gr4" svg:width="0.635cm" svg:height="0.635cm" svg:x="8.406cm" svg:y="3.776cm" dr3d:transform="matrix (1 0 0 0 0.939692620785931 0.342020143325607 0 -0.342020143325607 0.939692620785931 -14.652cm 4.24675076331982cm 1.46587753725968cm)" dr3d:vrp="(0 0 1967.14285714286)" dr3d:vpn="(0 0 1817.14285714286)" dr3d:projection="perspective" dr3d:distance="0.15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5" draw:layer="layout" svg:viewBox="14334 -4810 636 636" svg:d="m14651-4174 33-2 32-4 31-8 29-10 28-13 26-16 25-18 22-20 20-22 18-25 16-26 13-28 10-29 8-31 4-32 2-33-2-33-4-32-8-31-10-29-13-28-16-26-18-25-20-22-22-20-25-18-26-16-28-13-29-10-31-8-32-4-33-2-33 2-32 4-31 8-29 10-28 13-26 16-25 18-22 20-20 22-18 25-16 26-13 28-10 29-8 31-4 32-2 33 2 33 4 32 8 31 10 29 13 28 16 26 18 25 20 22 22 20 25 18 26 16 28 13 29 10 31 8 32 4zm-284 2zm636-636z"/>
          </dr3d:scene>
          <dr3d:scene draw:style-name="gr4" svg:width="0.635cm" svg:height="0.635cm" svg:x="16.306cm" svg:y="8.876cm" dr3d:transform="matrix (1 0 0 0 0.939692620785931 0.342020143325607 0 -0.342020143325607 0.939692620785931 -14.652cm 4.24675076331982cm 1.46587753725968cm)" dr3d:vrp="(0 0 1967.14285714286)" dr3d:vpn="(0 0 1817.14285714286)" dr3d:projection="perspective" dr3d:distance="0.15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5" draw:layer="layout" svg:viewBox="14334 -4810 636 636" svg:d="m14651-4174 33-2 32-4 31-8 29-10 28-13 26-16 25-18 22-20 20-22 18-25 16-26 13-28 10-29 8-31 4-32 2-33-2-33-4-32-8-31-10-29-13-28-16-26-18-25-20-22-22-20-25-18-26-16-28-13-29-10-31-8-32-4-33-2-33 2-32 4-31 8-29 10-28 13-26 16-25 18-22 20-20 22-18 25-16 26-13 28-10 29-8 31-4 32-2 33 2 33 4 32 8 31 10 29 13 28 16 26 18 25 20 22 22 20 25 18 26 16 28 13 29 10 31 8 32 4zm-284 2zm636-636z"/>
          </dr3d:scene>
          <dr3d:scene draw:style-name="gr4" svg:width="0.635cm" svg:height="0.635cm" svg:x="9.306cm" svg:y="9.976cm" dr3d:transform="matrix (1 0 0 0 0.939692620785931 0.342020143325607 0 -0.342020143325607 0.939692620785931 -14.652cm 4.24675076331982cm 1.46587753725968cm)" dr3d:vrp="(0 0 1967.14285714286)" dr3d:vpn="(0 0 1817.14285714286)" dr3d:projection="perspective" dr3d:distance="0.15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5" draw:layer="layout" svg:viewBox="14334 -4810 636 636" svg:d="m14651-4174 33-2 32-4 31-8 29-10 28-13 26-16 25-18 22-20 20-22 18-25 16-26 13-28 10-29 8-31 4-32 2-33-2-33-4-32-8-31-10-29-13-28-16-26-18-25-20-22-22-20-25-18-26-16-28-13-29-10-31-8-32-4-33-2-33 2-32 4-31 8-29 10-28 13-26 16-25 18-22 20-20 22-18 25-16 26-13 28-10 29-8 31-4 32-2 33 2 33 4 32 8 31 10 29 13 28 16 26 18 25 20 22 22 20 25 18 26 16 28 13 29 10 31 8 32 4zm-284 2zm636-636z"/>
          </dr3d:scene>
          <dr3d:scene draw:style-name="gr4" svg:width="0.635cm" svg:height="0.635cm" svg:x="4.306cm" svg:y="6.576cm" dr3d:transform="matrix (1 0 0 0 0.939692620785931 0.342020143325607 0 -0.342020143325607 0.939692620785931 -14.652cm 4.24675076331982cm 1.46587753725968cm)" dr3d:vrp="(0 0 1967.14285714286)" dr3d:vpn="(0 0 1817.14285714286)" dr3d:projection="perspective" dr3d:distance="0.15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5" draw:layer="layout" svg:viewBox="14334 -4810 636 636" svg:d="m14651-4174 33-2 32-4 31-8 29-10 28-13 26-16 25-18 22-20 20-22 18-25 16-26 13-28 10-29 8-31 4-32 2-33-2-33-4-32-8-31-10-29-13-28-16-26-18-25-20-22-22-20-25-18-26-16-28-13-29-10-31-8-32-4-33-2-33 2-32 4-31 8-29 10-28 13-26 16-25 18-22 20-20 22-18 25-16 26-13 28-10 29-8 31-4 32-2 33 2 33 4 32 8 31 10 29 13 28 16 26 18 25 20 22 22 20 25 18 26 16 28 13 29 10 31 8 32 4zm-284 2zm636-636z"/>
          </dr3d:scene>
          <draw:line draw:style-name="gr6" draw:text-style-name="P1" draw:layer="layout" svg:x1="11.395cm" svg:y1="3.54cm" svg:x2="13.699cm" svg:y2="4.41cm">
            <text:p/>
          </draw:line>
          <draw:line draw:style-name="gr6" draw:text-style-name="P1" draw:layer="layout" svg:x1="11.486cm" svg:y1="4.175cm" svg:x2="11.952cm" svg:y2="6.275cm">
            <text:p/>
          </draw:line>
          <draw:line draw:style-name="gr6" draw:text-style-name="P1" draw:layer="layout" svg:x1="10.125cm" svg:y1="3.601cm" svg:x2="9.041cm" svg:y2="4.042cm">
            <text:p/>
          </draw:line>
          <draw:line draw:style-name="gr6" draw:text-style-name="P1" draw:layer="layout" svg:x1="12.342cm" svg:y1="6.692cm" svg:x2="13.384cm" svg:y2="7.385cm">
            <text:p/>
          </draw:line>
          <draw:line draw:style-name="gr6" draw:text-style-name="P1" draw:layer="layout" svg:x1="14.235cm" svg:y1="4.71cm" svg:x2="15.505cm" svg:y2="5.449cm">
            <text:p/>
          </draw:line>
          <draw:line draw:style-name="gr6" draw:text-style-name="P1" draw:layer="layout" svg:x1="16.573cm" svg:y1="8.781cm" svg:x2="16.24cm" svg:y2="6.08cm">
            <text:p/>
          </draw:line>
          <draw:line draw:style-name="gr6" draw:text-style-name="P1" draw:layer="layout" svg:x1="13.93cm" svg:y1="7.906cm" svg:x2="16.306cm" svg:y2="9.058cm">
            <text:p/>
          </draw:line>
          <draw:line draw:style-name="gr6" draw:text-style-name="P1" draw:layer="layout" svg:x1="9.929cm" svg:y1="10.21cm" svg:x2="12.66cm" svg:y2="8.311cm">
            <text:p/>
          </draw:line>
          <draw:line draw:style-name="gr6" draw:text-style-name="P1" draw:layer="layout" svg:x1="9.306cm" svg:y1="10.272cm" svg:x2="6.715cm" svg:y2="9.12cm">
            <text:p/>
          </draw:line>
          <draw:line draw:style-name="gr6" draw:text-style-name="P1" draw:layer="layout" svg:x1="6.163cm" svg:y1="8.62cm" svg:x2="4.942cm" svg:y2="7.211cm">
            <text:p/>
          </draw:line>
          <draw:line draw:style-name="gr6" draw:text-style-name="P1" draw:layer="layout" svg:x1="4.942cm" svg:y1="6.786cm" svg:x2="6.715cm" svg:y2="5.634cm">
            <text:p/>
          </draw:line>
          <draw:line draw:style-name="gr6" draw:text-style-name="P1" draw:layer="layout" svg:x1="7.985cm" svg:y1="5.447cm" svg:x2="8.62cm" svg:y2="4.411cm">
            <text:p/>
          </draw:line>
          <draw:custom-shape draw:style-name="gr7" draw:text-style-name="P2" draw:layer="layout" svg:width="4.35cm" svg:height="1.27cm" svg:x="16.24cm" svg:y="1.635cm">
            <text:p text:style-name="P1"><text:span text:style-name="T1">Straddle Carrier</text:span></text:p>
            <draw:enhanced-geometry svg:viewBox="0 0 21600 21600" draw:mirror-horizontal="false" draw:type="line-callout-2" draw:modifiers="-23883.6129625373 25304.7993705743 -3976.46518041829 9771.83320220299 -1241.09400137899 9414.9488591660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7" draw:text-style-name="P2" draw:layer="layout" svg:width="4.35cm" svg:height="1.27cm" svg:x="16.24cm" svg:y="11.935cm">
            <text:p text:style-name="P1"><text:span text:style-name="T1">Laser Head</text:span></text:p>
            <draw:enhanced-geometry svg:viewBox="0 0 21600 21600" draw:mirror-horizontal="false" draw:type="line-callout-2" draw:modifiers="968.053321075615 -39376.2391817467 -3976.46518041829 9771.83320220299 -1241.09400137899 9414.9488591660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7" draw:text-style-name="P2" draw:layer="layout" svg:width="5.62cm" svg:height="1.27cm" svg:x="0.46cm" svg:y="16.24cm">
            <text:p text:style-name="P1"><text:span text:style-name="T1">Optimization System</text:span></text:p>
            <draw:enhanced-geometry svg:viewBox="0 0 21600 21600" draw:mirror-horizontal="true" draw:type="line-callout-2" draw:modifiers="-8327.20156555773 14955.153422502 -3976.46518041829 9771.83320220299 -956.840419854118 9414.9488591660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7" draw:text-style-name="P2" draw:layer="layout" svg:width="5.62cm" svg:height="1.27cm" svg:x="0.46cm" svg:y="12.74cm">
            <text:p text:style-name="P1"><text:span text:style-name="T1">Data Flows</text:span></text:p>
            <draw:enhanced-geometry svg:viewBox="0 0 21600 21600" draw:mirror-horizontal="true" draw:type="line-callout-2" draw:modifiers="-16942.6080768546 19951.5342250197 -3976.46518041829 9771.83320220299 -956.840419854118 9414.9488591660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7" draw:text-style-name="P2" draw:layer="layout" svg:width="2.445cm" svg:height="1.27cm" svg:x="0.457cm" svg:y="3.64cm">
            <text:p text:style-name="P1"><text:span text:style-name="T1">Terminal</text:span></text:p>
            <draw:enhanced-geometry svg:viewBox="0 0 21600 21600" draw:mirror-horizontal="true" draw:type="line-callout-2" draw:modifiers="-9802.12591986918 30182.2187254131 -3976.46518041829 9771.83320220299 -2207.68601798855 9414.9488591660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8" draw:text-style-name="P1" draw:layer="layout" svg:width="5.329cm" svg:height="4.075cm" svg:x="8.265cm" svg:y="14.07cm">
            <text:p/>
            <draw:enhanced-geometry svg:viewBox="0 0 88 21600" draw:glue-points="44 ?f6 44 0 0 10800 44 21600 88 10800" draw:text-areas="0 ?f6 88 ?f3" draw:type="can" draw:modifiers="6414.95768549498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9" draw:text-style-name="P1" draw:layer="layout" svg:x1="6.394cm" svg:y1="9.89cm" svg:x2="9.47cm" svg:y2="14.592cm">
            <text:p/>
          </draw:line>
          <draw:line draw:style-name="gr9" draw:text-style-name="P1" draw:layer="layout" svg:x1="13.353cm" svg:y1="8.655cm" svg:x2="11.867cm" svg:y2="14.566cm">
            <text:p/>
          </draw:line>
          <draw:line draw:style-name="gr9" draw:text-style-name="P1" draw:layer="layout" svg:x1="7.35cm" svg:y1="6.08cm" svg:x2="10.374cm" svg:y2="14.526cm">
            <text:p/>
          </draw:line>
          <draw:line draw:style-name="gr9" draw:text-style-name="P1" draw:layer="layout" svg:x1="11.16cm" svg:y1="4.175cm" svg:x2="11.16cm" svg:y2="14.526cm">
            <text:p/>
          </draw:line>
          <draw:line draw:style-name="gr9" draw:text-style-name="P1" draw:layer="layout" svg:x1="15.866cm" svg:y1="6.047cm" svg:x2="12.548cm" svg:y2="14.68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rectangular" draw:cx="50%" draw:cy="50%" draw:start-color="#333366" draw:end-color="#ccccff" draw:start-intensity="100%" draw:end-intensity="100%" draw:angle="900" draw:border="0%"/>
    <draw:gradient draw:name="Gradient_20_11" draw:display-name="Gradient 11" draw:style="rectangular" draw:cx="50%" draw:cy="50%" draw:start-color="#333366" draw:end-color="#008080" draw:start-intensity="100%" draw:end-intensity="100%" draw:angle="900" draw:border="0%"/>
    <draw:gradient draw:name="Gradient_20_12" draw:display-name="Gradient 12" draw:style="rectangular" draw:cx="50%" draw:cy="50%" draw:start-color="#333366" draw:end-color="#808000" draw:start-intensity="100%" draw:end-intensity="100%" draw:angle="900" draw:border="0%"/>
    <draw:gradient draw:name="Gradient_20_13" draw:display-name="Gradient 13" draw:style="rectangular" draw:cx="50%" draw:cy="50%" draw:start-color="#333366" draw:end-color="#b3b3b3" draw:start-intensity="100%" draw:end-intensity="100%" draw:angle="900" draw:border="0%"/>
    <draw:gradient draw:name="Gradient_20_14" draw:display-name="Gradient 14" draw:style="rectangular" draw:cx="50%" draw:cy="50%" draw:start-color="#ccccff" draw:end-color="#999999" draw:start-intensity="100%" draw:end-intensity="100%" draw:angle="900" draw:border="0%"/>
    <draw:gradient draw:name="Gradient_20_15" draw:display-name="Gradient 15" draw:style="rectangular" draw:cx="50%" draw:cy="50%" draw:start-color="#666666" draw:end-color="#999999" draw:start-intensity="100%" draw:end-intensity="100%" draw:angle="900" draw:border="0%"/>
    <draw:gradient draw:name="Gradient_20_16" draw:display-name="Gradient 16" draw:style="rectangular" draw:cx="50%" draw:cy="50%" draw:start-color="#ff6309" draw:end-color="#b3b3b3" draw:start-intensity="100%" draw:end-intensity="100%" draw:angle="900" draw:border="0%"/>
    <draw:gradient draw:name="Gradient_20_17" draw:display-name="Gradient 17" draw:style="rectangular" draw:cx="50%" draw:cy="50%" draw:start-color="#0084d1" draw:end-color="#b3b3b3" draw:start-intensity="100%" draw:end-intensity="100%" draw:angle="900" draw:border="0%"/>
    <draw:gradient draw:name="Gradient_20_18" draw:display-name="Gradient 18" draw:style="rectangular" draw:cx="50%" draw:cy="50%" draw:start-color="#aecf00" draw:end-color="#b3b3b3" draw:start-intensity="100%" draw:end-intensity="100%" draw:angle="900" draw:border="0%"/>
    <draw:gradient draw:name="Gradient_20_19" draw:display-name="Gradient 19" draw:style="rectangular" draw:cx="50%" draw:cy="50%" draw:start-color="#804c19" draw:end-color="#b3b3b3" draw:start-intensity="100%" draw:end-intensity="100%" draw:angle="900" draw:border="0%"/>
    <draw:gradient draw:name="Gradient_20_20" draw:display-name="Gradient 20" draw:style="rectangular" draw:cx="50%" draw:cy="50%" draw:start-color="#ff3366" draw:end-color="#b3b3b3" draw:start-intensity="100%" draw:end-intensity="100%" draw:angle="900" draw:border="0%"/>
    <draw:gradient draw:name="Gradient_20_21" draw:display-name="Gradient 21" draw:style="rectangular" draw:cx="50%" draw:cy="50%" draw:start-color="#323a4c" draw:end-color="#b3b3b3" draw:start-intensity="100%" draw:end-intensity="100%" draw:angle="900" draw:border="0%"/>
    <draw:gradient draw:name="Gradient_20_22" draw:display-name="Gradient 22" draw:style="rectangular" draw:cx="50%" draw:cy="50%" draw:start-color="#323a4c" draw:end-color="#99ccff" draw:start-intensity="100%" draw:end-intensity="100%" draw:angle="900" draw:border="0%"/>
    <draw:gradient draw:name="Gradient_20_23" draw:display-name="Gradient 23" draw:style="rectangular" draw:cx="50%" draw:cy="50%" draw:start-color="#323a4c" draw:end-color="#ccccff" draw:start-intensity="100%" draw:end-intensity="100%" draw:angle="900" draw:border="0%"/>
    <draw:gradient draw:name="Gradient_20_24" draw:display-name="Gradient 24" draw:style="axial" draw:start-color="#323a4c" draw:end-color="#ccccff" draw:start-intensity="100%" draw:end-intensity="100%" draw:angle="900" draw:border="0%"/>
    <draw:gradient draw:name="Gradient_20_25" draw:display-name="Gradient 25" draw:style="radial" draw:cx="50%" draw:cy="50%" draw:start-color="#323a4c" draw:end-color="#ccccff" draw:start-intensity="100%" draw:end-intensity="100%" draw:border="0%"/>
    <draw:gradient draw:name="Gradient_20_26" draw:display-name="Gradient 26" draw:style="ellipsoid" draw:cx="50%" draw:cy="50%" draw:start-color="#323a4c" draw:end-color="#ccccff" draw:start-intensity="100%" draw:end-intensity="100%" draw:angle="900" draw:border="0%"/>
    <draw:gradient draw:name="Gradient_20_4" draw:display-name="Gradient 4" draw:style="rectangular" draw:cx="50%" draw:cy="50%" draw:start-color="#000000" draw:end-color="#005000" draw:start-intensity="100%" draw:end-intensity="100%" draw:angle="900" draw:border="0%"/>
    <draw:gradient draw:name="Gradient_20_7" draw:display-name="Gradient 7" draw:style="rectangular" draw:cx="50%" draw:cy="50%" draw:start-color="#000000" draw:end-color="#c90016" draw:start-intensity="100%" draw:end-intensity="100%" draw:angle="900" draw:border="0%"/>
    <draw:gradient draw:name="Gradient_20_8" draw:display-name="Gradient 8" draw:style="rectangular" draw:cx="50%" draw:cy="50%" draw:start-color="#000000" draw:end-color="#9999cc" draw:start-intensity="100%" draw:end-intensity="100%" draw:angle="900" draw:border="0%"/>
    <draw:gradient draw:name="Gradient_20_9" draw:display-name="Gradient 9" draw:style="rectangular" draw:cx="50%" draw:cy="50%" draw:start-color="#ffffff" draw:end-color="#333366" draw:start-intensity="100%" draw:end-intensity="100%" draw:angle="90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aetan Lesauvage</meta:initial-creator>
    <meta:creation-date>2009-01-18T21:58:46</meta:creation-date>
    <dc:date>2011-08-23T09:36:52</dc:date>
    <meta:editing-duration>PT00H48M59S</meta:editing-duration>
    <meta:editing-cycles>3</meta:editing-cycles>
    <meta:generator>LibreOffice/3.3$Unix LibreOffice_project/330m19$Build-301</meta:generator>
    <meta:document-statistic meta:object-count="47"/>
  </office:meta>
</office:document-meta>
</file>